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1945in" fo:margin-bottom="0.1945in" loext:contextual-spacing="false" fo:line-height="150%" fo:text-align="justify" style:justify-single-word="false"/>
      <style:text-properties officeooo:paragraph-rsid="00138fb2"/>
    </style:style>
    <style:style style:name="P2" style:family="paragraph" style:parent-style-name="Standard">
      <style:paragraph-properties fo:margin-top="0.1945in" fo:margin-bottom="0.1945in" loext:contextual-spacing="false" fo:line-height="100%" fo:text-align="justify" style:justify-single-word="false"/>
      <style:text-properties officeooo:rsid="00138fb2" officeooo:paragraph-rsid="00138fb2"/>
    </style:style>
    <style:style style:name="P3" style:family="paragraph" style:parent-style-name="Standard">
      <style:paragraph-properties fo:margin-top="0.1945in" fo:margin-bottom="0.1945in" loext:contextual-spacing="false" fo:line-height="100%" fo:text-align="justify" style:justify-single-word="false"/>
      <style:text-properties fo:color="#ce181e" fo:font-weight="bold" officeooo:rsid="00138fb2" officeooo:paragraph-rsid="00138fb2" style:font-weight-asian="bold" style:font-weight-complex="bold"/>
    </style:style>
    <style:style style:name="P4" style:family="paragraph" style:parent-style-name="Standard">
      <style:paragraph-properties fo:margin-top="0.1945in" fo:margin-bottom="0.1945in" loext:contextual-spacing="false" fo:line-height="100%" fo:text-align="justify" style:justify-single-word="false"/>
      <style:text-properties officeooo:paragraph-rsid="00138fb2"/>
    </style:style>
    <style:style style:name="P5" style:family="paragraph" style:parent-style-name="Standard">
      <style:paragraph-properties fo:margin-top="0.1945in" fo:margin-bottom="0.1945in" loext:contextual-spacing="false" fo:line-height="100%" fo:text-align="justify" style:justify-single-word="false"/>
      <style:text-properties officeooo:rsid="0015515d" officeooo:paragraph-rsid="0015515d"/>
    </style:style>
    <style:style style:name="P6" style:family="paragraph" style:parent-style-name="Standard">
      <style:paragraph-properties fo:margin-top="0.1945in" fo:margin-bottom="0.1945in" loext:contextual-spacing="false" fo:line-height="100%" fo:text-align="justify" style:justify-single-word="false"/>
      <style:text-properties officeooo:rsid="00170843" officeooo:paragraph-rsid="00170843"/>
    </style:style>
    <style:style style:name="P7" style:family="paragraph" style:parent-style-name="Heading_20_3">
      <style:paragraph-properties fo:margin-top="0.1945in" fo:margin-bottom="0.1945in" loext:contextual-spacing="false" fo:line-height="100%" fo:text-align="justify" style:justify-single-word="false"/>
      <style:text-properties fo:color="#000000" fo:font-weight="bold" officeooo:rsid="00138fb2" officeooo:paragraph-rsid="00138fb2" style:font-weight-asian="bold" style:font-weight-complex="bold"/>
    </style:style>
    <style:style style:name="P8" style:family="paragraph" style:parent-style-name="Text_20_body">
      <style:paragraph-properties fo:margin-top="0.1945in" fo:margin-bottom="0.1945in" loext:contextual-spacing="false" fo:line-height="100%" fo:text-align="justify" style:justify-single-word="false"/>
      <style:text-properties fo:color="#000000" fo:font-weight="normal" officeooo:rsid="0015515d" officeooo:paragraph-rsid="0015515d" style:font-weight-asian="normal" style:font-weight-complex="normal"/>
    </style:style>
    <style:style style:name="P9" style:family="paragraph" style:parent-style-name="Text_20_body">
      <style:paragraph-properties fo:margin-top="0.1945in" fo:margin-bottom="0.1945in" loext:contextual-spacing="false" fo:line-height="100%" fo:text-align="justify" style:justify-single-word="false"/>
      <style:text-properties fo:color="#000000" fo:font-weight="normal" officeooo:rsid="00170843" officeooo:paragraph-rsid="00170843" style:font-weight-asian="normal" style:font-weight-complex="normal"/>
    </style:style>
    <style:style style:name="P10" style:family="paragraph" style:parent-style-name="Text_20_body">
      <style:paragraph-properties fo:margin-top="0.1945in" fo:margin-bottom="0.1945in" loext:contextual-spacing="false" fo:line-height="100%" fo:text-align="justify" style:justify-single-word="false"/>
      <style:text-properties fo:color="#000000" fo:font-weight="normal" officeooo:rsid="00186186" officeooo:paragraph-rsid="00186186" style:font-weight-asian="normal" style:font-weight-complex="normal"/>
    </style:style>
    <style:style style:name="T1" style:family="text">
      <style:text-properties style:font-name="Garamond" fo:font-size="12pt" fo:language="en" fo:country="JM" style:font-size-asian="12pt" style:font-name-complex="Times New Roman" style:font-size-complex="12pt"/>
    </style:style>
    <style:style style:name="T2" style:family="text">
      <style:text-properties style:font-name="Garamond" fo:font-size="12pt" fo:language="en" fo:country="JM" officeooo:rsid="00138fb2" style:font-size-asian="12pt" style:font-name-complex="Times New Roman" style:font-size-complex="12pt"/>
    </style:style>
    <style:style style:name="T3" style:family="text">
      <style:text-properties style:font-name="Garamond" fo:font-size="12pt" fo:language="en" fo:country="JM" officeooo:rsid="00186186" style:font-size-asian="12pt" style:font-name-complex="Times New Roman" style:font-size-complex="12pt"/>
    </style:style>
    <style:style style:name="T4" style:family="text">
      <style:text-properties style:font-name="Garamond" fo:font-size="12pt" fo:language="en" fo:country="JM" fo:font-weight="bold" officeooo:rsid="00138fb2" style:font-size-asian="12pt"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Intoduction</text:span></text:p>
      <text:p text:style-name="P4"><text:span text:style-name="T2">The res</text:span><text:span text:style-name="T3">p</text:span><text:span text:style-name="T2">on</text:span><text:span text:style-name="T3">s</text:span><text:span text:style-name="T2">e behind the this project</text:span><text:span text:style-name="T1"> is to develop animated mobile app, </text:span><text:span text:style-name="T2">that will helpful for migrants and procpective migrant to gain basic understanding of </text:span><text:span text:style-name="T1">the process and steps of regular migration as well as rights and obligations of migrant domestic workers.</text:span></text:p>
      <text:p text:style-name="P2"><text:span text:style-name="T1">After a successful completion of the project the app is excpected to provide the following deliverables to all the stakeholders.</text:span></text:p>
      <text:p text:style-name="P2"><text:span text:style-name="T1">1. Policy &amp; helpful legal informations in regards to migration.</text:span></text:p>
      <text:p text:style-name="P2"><text:span text:style-name="T1">2. Gain a better understanding of The difference between regular and irregular labour migration.</text:span></text:p>
      <text:p text:style-name="P2"><text:span text:style-name="T1">3. Roles &amp; responsibilities of different stakeholders involved in migration in Ethiopia as well as Country of destination</text:span></text:p>
      <text:p text:style-name="P2"><text:span text:style-name="T1">4. In the case of emergency stakeholder will be provided with helpful Information in regard to Current practices &amp; services available for the protection of migrant workers in Ethiopia as well as Country of destination.</text:span></text:p>
      <text:p text:style-name="P5"><text:span text:style-name="T1">5. Public forum where migrants and other concerned parties can share their experiance <text:s/>in regard to imigration.</text:span></text:p>
      <text:p text:style-name="P6"><text:span text:style-name="T1">6. Animated voiceover: naration of contents availale in audio format</text:span></text:p>
      <text:p text:style-name="P6"><text:span text:style-name="T1">7. backend content managment system used to mange the contents displayed on the application.</text:span></text:p>
      <text:p text:style-name="P3"><text:span text:style-name="T1">--&gt; Attach Questions asked during requirment gathering</text:span></text:p>
      <text:p text:style-name="P3"><text:span text:style-name="T1"/></text:p>
      <text:h text:style-name="P7" text:outline-level="3"><text:soft-page-break/><text:span text:style-name="T1">Compliance Details</text:span></text:h>
      <text:p text:style-name="P8"><text:span text:style-name="T1">In this section we will list out all the checklist the system should comply with in order to meet stackholders requirment and a brief discription on how we are planning to achive them.</text:span></text:p>
      <text:p text:style-name="P8"><text:span text:style-name="T1">1. the system should be user friwndly</text:span></text:p>
      <text:p text:style-name="P8"><text:span text:style-name="T1">to achive the best possible user friendly expirence possible we will be develoption the system user interface using the current leading libraries and framework used in by the industry for such a purpose.</text:span></text:p>
      <text:p text:style-name="P8"><text:span text:style-name="T1">2. support multiple Mobile platforms (Android, IOS)</text:span></text:p>
      <text:p text:style-name="P8"><text:span text:style-name="T1">building hybrid app (apps that work on multiple platforms) are becoming common this days and there exist a ton of frameworks and libraries to help make the process easy.</text:span></text:p>
      <text:p text:style-name="P8"><text:span text:style-name="T1">Out of the existing frameworks and libraries built for hybrid app development we have chosen to use React native for our purpose. And the main reson for that being performace. Applications developed using react native have a better performace compared to other frameworks on the same catagory.</text:span></text:p>
      <text:p text:style-name="P9"><text:span text:style-name="T1">3. Overcome limited internet access</text:span></text:p>
      <text:p text:style-name="P9"><text:span text:style-name="T1">considering the low internet access in our country and the user demograph of the app. The app will be developed to work offline after a periodical internet access to download uptodated content from the server. </text:span></text:p>
      <text:p text:style-name="P9"><text:span text:style-name="T1">4. Support</text:span></text:p>
      <text:p text:style-name="P9"><text:span text:style-name="T1">after the initial launch of the application ower <text:s/>team will work side by side with all the stakeholder to make the application more robust for the next 3 month and more if it seemed necissaray. Our priority is to develop a product that will make a difference in the stake holders life.</text:span></text:p>
      <text:p text:style-name="P10"><text:span text:style-name="T1">5. Licensing:</text:span></text:p>
      <text:p text:style-name="P10"><text:span text:style-name="T1">to avaoid any unnecessary costs incured when using propritery softwares the system will be developed with all open source applications.</text:span></text:p>
      <text:p text:style-name="P10"><text:soft-page-break/><text:span text:style-name="T1">6. Multi-Lingual</text:span></text:p>
      <text:p text:style-name="P10"><text:span text:style-name="T1">to incompass all the <text:s/>defferent demographies that will be using the system we will design it to support multiple language including English, Amharic, Afan Oromo and Tigrig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2:28:41.871879029</meta:creation-date>
    <dc:date>2019-02-24T13:20:50.619884945</dc:date>
    <meta:editing-duration>PT52S</meta:editing-duration>
    <meta:editing-cycles>1</meta:editing-cycles>
    <meta:document-statistic meta:table-count="0" meta:image-count="0" meta:object-count="0" meta:page-count="3" meta:paragraph-count="26" meta:word-count="492" meta:character-count="3057" meta:non-whitespace-character-count="2588"/>
    <meta:generator>LibreOffice/6.0.7.3$Linux_X86_64 LibreOffice_project/00m0$Build-3</meta:generator>
  </office:meta>
</office:document-meta>
</file>